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>
      <style:paragraph-properties fo:text-align="center"/>
    </style:style>
    <style:style style:name="P4" style:family="paragraph" style:parent-style-name="Standard" style:list-style-name="L1">
      <style:paragraph-properties fo:margin-left="1.251cm" fo:margin-right="0cm" fo:text-indent="0cm" style:auto-text-indent="false"/>
    </style:style>
    <style:style style:name="P5" style:family="paragraph" style:parent-style-name="Standard" style:list-style-name="L1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 style:list-style-name="L1">
      <style:paragraph-properties fo:margin-left="2.50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fill="bitmap" draw:fill-color="#99ccff" draw:fill-gradient-name="Gradient_20_1" draw:fill-hatch-name="Black_20_0_20_Degrees" draw:fill-image-name="Empty" draw:textarea-horizontal-align="justify" draw:textarea-vertical-align="middle" draw:auto-grow-height="false" fo:min-height="0cm" fo:min-width="0cm" fo:wrap-option="wrap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hi RAID (storage: high performance high reliability)</text:p>
      <text:p text:style-name="Standard"/>
      <text:list text:style-name="L1">
        <text:list-item>
          <text:p text:style-name="P2"><text:span text:style-name="T1">Caratteristiche generali</text:span>:</text:p>
          <text:p text:style-name="P2">La potenza di calcolo (CPU) e il tasso di velocità della rete crescono molto più rapidamente nel tempo del tasso di trasferimento e del tempo di ricerca dei dischi.</text:p>
          <text:p text:style-name="P2"><draw:custom-shape text:anchor-type="paragraph" draw:z-index="0" draw:style-name="gr1" draw:text-style-name="P3" svg:width="5.919cm" svg:height="6.095cm" svg:x="10.994cm" svg:y="0.092cm"><text:p text:style-name="P3">CPU</text:p><text:p text:style-name="P3">L1 cache</text:p><text:p text:style-name="P3">L2 cache</text:p><text:p text:style-name="P3">RAM</text:p><text:p text:style-name="P3">---------------------------</text:p><text:p text:style-name="P3">Direct Attached Storage</text:p><text:p text:style-name="P3">Network Attached Storage</text:p><text:p text:style-name="P3">Remote Storage</text:p>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779.9504950495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I tassi di crescita diversi possono dare luogo a due problemi:</text:p>
        </text:list-item>
        <text:list-item>
          <text:p text:style-name="P4">diminuisce la densità di accessi (se la capacità cresce più rapidamente dei tempo d'accesso);</text:p>
        </text:list-item>
        <text:list-item>
          <text:p text:style-name="P4">starvation: non completo utilizzo della CPU.</text:p>
          <text:p text:style-name="P5">Gerarchia di memoria:</text:p>
          <text:p text:style-name="P5">Si basano sul fatto che le memorie veloci sono più costose e devo dunque essere più piccole.</text:p>
          <text:p text:style-name="P5">I parametri di misura sono:</text:p>
        </text:list-item>
        <text:list-item>
          <text:p text:style-name="P4"><text:span text:style-name="T1">tempo</text:span> di accesso al dato (fissato dal costruttore);</text:p>
        </text:list-item>
        <text:list-item>
          <text:p text:style-name="P4"><text:span text:style-name="T1">miss rate</text:span> m(i) (dipende dalla dimensione della memoria e dall'applicazione, dato negli es.);</text:p>
        </text:list-item>
        <text:list-item>
          <text:p text:style-name="P4">p(i), <text:span text:style-name="T1">probabilità di accesso al livello</text:span> i, equivalente a: p(i) = p(i-1)*m(i-1);</text:p>
        </text:list-item>
        <text:list-item>
          <text:p text:style-name="P4"><text:span text:style-name="T1">tempo medio di accesso al livello</text:span> i: p(i)*t(i);</text:p>
        </text:list-item>
        <text:list-item>
          <text:p text:style-name="P4"><text:span text:style-name="T2">tempo medio di accesso al dato</text:span>: <draw:frame draw:style-name="fr1" draw:name="Oggetto1" text:anchor-type="as-char" svg:width="3.258cm" svg:height="1.139cm" draw:z-index="1"><draw:object xlink:href="./Object 1" xlink:type="simple" xlink:show="embed" xlink:actuate="onLoad"/><draw:image xlink:href="./ObjectReplacements/Object 1" xlink:type="simple" xlink:show="embed" xlink:actuate="onLoad"/></draw:frame>chiaramente calcolato dalla CPU a dove è situato il dato.</text:p>
          <text:p text:style-name="P5">Un disco magnetico è composto da più disci fisici (piatti) ognuno dei quali è letto da una testina governata da un braccio meccanico.</text:p>
          <text:p text:style-name="P5">I dati sono memorizzati su più tracce per ogni piatto a loro volta suddivise in settori (unità elementare di lettura/scrittura) tipicamente da 512 byte.</text:p>
          <text:p text:style-name="P5">Più la velocità di rotazione dei dischi è alta (tra i 7200 e 15000 rpm) più il tranfert rate e il seek time crescono.</text:p>
          <text:p text:style-name="P5">Il modello di comunicazione tra periferiche e processore è ancora quello degli anni '70 basato sul concetto di bus che al giorno d'oggi si sono però specializzati ed adattati alle molteplici esigenze:</text:p>
        </text:list-item>
        <text:list-item>
          <text:p text:style-name="P4">tipi: CPU – Memoria; I/O; backplane;</text:p>
        </text:list-item>
        <text:list-item>
          <text:p text:style-name="P4">comunicazione: sincrona (tra memorie e cpu); asincrona (basato sugli interrupt);</text:p>
        </text:list-item>
        <text:list-item>
          <text:p text:style-name="P4">traferimento: seriale; parallelo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text:style-name="L1">
        <text:list-item text:start-value="1">
          <text:p text:style-name="P5"><text:span text:style-name="T1">Le prestazioni</text:span>:</text:p>
          <text:p text:style-name="P5">Si definisce un <text:span text:style-name="T1">tempo di servizio</text:span> come il tempo che si impiega a recuperare il dato richiesto:</text:p>
          <text:p text:style-name="P5">S<text:span text:style-name="T3">disk</text:span> = seek_time + rotation_latency + data_transfert_time + overhead_controller</text:p>
        </text:list-item>
        <text:list-item>
          <text:p text:style-name="P4">seek_time: posizionamento delle testine (dato);</text:p>
        </text:list-item>
        <text:list-item>
          <text:p text:style-name="P4">rotation_latency: tempo richiesto affinchè il settore passi sotto le testine (½ giro);</text:p>
        </text:list-item>
        <text:list-item>
          <text:p text:style-name="P4">data_transfert_time: tempo di trasferimento del dato;</text:p>
        </text:list-item>
        <text:list-item>
          <text:p text:style-name="P4">overhead_controller: gestione di traferimento dati dal buffer.</text:p>
          <text:p text:style-name="P5">Si definisce un <text:span text:style-name="T1">tempo di risposta</text:span> come il tempo che si impiega a recuperare il dato richiesto considerando il tempo di attesa dato dalla coda nel disco:</text:p>
          <text:p text:style-name="P5">r = S<text:span text:style-name="T3">disk</text:span> + T<text:span text:style-name="T3">attesa</text:span>.</text:p>
          <text:p text:style-name="P5">Il tempo di servizio varia anche da richiesta a richiesta:</text:p>
          <text:p text:style-name="P5">Si definisce coefficiente di variazione <draw:frame draw:style-name="fr1" draw:name="Oggetto2" text:anchor-type="as-char" svg:width="3.193cm" svg:height="1.05cm" draw:z-index="2"><draw:object xlink:href="./Object 2" xlink:type="simple" xlink:show="embed" xlink:actuate="onLoad"/><draw:image xlink:href="./ObjectReplacements/Object 2" xlink:type="simple" xlink:show="embed" xlink:actuate="onLoad"/></draw:frame>che è indice della dispersione:</text:p>
        </text:list-item>
        <text:list-item>
          <text:p text:style-name="P4">C = 1 è la pura casualità (esponenziale);</text:p>
        </text:list-item>
        <text:list-item>
          <text:p text:style-name="P4">C &lt; 1 (ipoesponenziale); C &gt; 1 (iperesponenziale).</text:p>
          <text:p text:style-name="P5">Grandezza uniforme tra [a; b]:<draw:frame draw:style-name="fr1" draw:name="Oggetto3" text:anchor-type="as-char" svg:width="11.391cm" svg:height="1.078cm" draw:z-index="3"><draw:object xlink:href="./Object 3" xlink:type="simple" xlink:show="embed" xlink:actuate="onLoad"/><draw:image xlink:href="./ObjectReplacements/Object 3" xlink:type="simple" xlink:show="embed" xlink:actuate="onLoad"/></draw:frame></text:p>
          <text:p text:style-name="P5">Sistema M/M/1:</text:p>
          <text:p text:style-name="P5">in ipotesi di sistema in equilibrio si definisce:</text:p>
        </text:list-item>
        <text:list-item>
          <text:p text:style-name="P4">X = tasso di richieste in arrivo = tasso di partenza [job/s];</text:p>
        </text:list-item>
        <text:list-item>
          <text:p text:style-name="P4">s = tempo medio del servizio [s];</text:p>
        </text:list-item>
        <text:list-item>
          <text:p text:style-name="P4">u = utilizzo = <draw:frame draw:style-name="fr1" draw:name="Oggetto7" text:anchor-type="as-char" svg:width="0.984cm" svg:height="0.467cm" draw:z-index="7"><draw:object xlink:href="./Object 7" xlink:type="simple" xlink:show="embed" xlink:actuate="onLoad"/><draw:image xlink:href="./ObjectReplacements/Object 7" xlink:type="simple" xlink:show="embed" xlink:actuate="onLoad"/></draw:frame>[%];</text:p>
        </text:list-item>
        <text:list-item>
          <text:p text:style-name="P4">w = tempo medio d'attesa [s];</text:p>
        </text:list-item>
        <text:list-item>
          <text:p text:style-name="P4">r = tempo medio di risposta = <draw:frame draw:style-name="fr1" draw:name="Oggetto6" text:anchor-type="as-char" svg:width="1.05cm" svg:height="0.467cm" draw:z-index="8"><draw:object xlink:href="./Object 6" xlink:type="simple" xlink:show="embed" xlink:actuate="onLoad"/><draw:image xlink:href="./ObjectReplacements/Object 6" xlink:type="simple" xlink:show="embed" xlink:actuate="onLoad"/></draw:frame>[s];</text:p>
        </text:list-item>
        <text:list-item>
          <text:p text:style-name="P4"><draw:frame draw:style-name="fr1" draw:name="Oggetto8" text:anchor-type="as-char" svg:width="0.656cm" svg:height="0.529cm" draw:z-index="12"><draw:object xlink:href="./Object 8" xlink:type="simple" xlink:show="embed" xlink:actuate="onLoad"/><draw:image xlink:href="./ObjectReplacements/Object 8" xlink:type="simple" xlink:show="embed" xlink:actuate="onLoad"/></draw:frame> = numero medio di richieste in attesa;</text:p>
        </text:list-item>
        <text:list-item>
          <text:p text:style-name="P4"><draw:frame draw:style-name="fr1" draw:name="Oggetto9" text:anchor-type="as-char" svg:width="0.612cm" svg:height="0.529cm" draw:z-index="21"><draw:object xlink:href="./Object 9" xlink:type="simple" xlink:show="embed" xlink:actuate="onLoad"/><draw:image xlink:href="./ObjectReplacements/Object 9" xlink:type="simple" xlink:show="embed" xlink:actuate="onLoad"/></draw:frame> = numero medio di richieste in coda = <draw:frame draw:style-name="fr1" draw:name="Oggetto5" text:anchor-type="as-char" svg:width="1.244cm" svg:height="0.529cm" draw:z-index="9"><draw:object xlink:href="./Object 5" xlink:type="simple" xlink:show="embed" xlink:actuate="onLoad"/><draw:image xlink:href="./ObjectReplacements/Object 5" xlink:type="simple" xlink:show="embed" xlink:actuate="onLoad"/></draw:frame>;</text:p>
        </text:list-item>
        <text:list-item>
          <text:p text:style-name="P4"><draw:frame draw:style-name="fr1" draw:name="Oggetto4" text:anchor-type="as-char" svg:width="3.009cm" svg:height="1.06cm" draw:z-index="4"><draw:object xlink:href="./Object 4" xlink:type="simple" xlink:show="embed" xlink:actuate="onLoad"/><draw:image xlink:href="./ObjectReplacements/Object 4" xlink:type="simple" xlink:show="embed" xlink:actuate="onLoad"/></draw:frame>(legge di Little)</text:p>
        </text:list-item>
        <text:list-item>
          <text:p text:style-name="P4"><draw:frame draw:style-name="fr1" draw:name="Oggetto10" text:anchor-type="as-char" svg:width="3.694cm" svg:height="1.014cm" draw:z-index="10"><draw:object xlink:href="./Object 10" xlink:type="simple" xlink:show="embed" xlink:actuate="onLoad"/><draw:image xlink:href="./ObjectReplacements/Object 10" xlink:type="simple" xlink:show="embed" xlink:actuate="onLoad"/></draw:frame></text:p>
        </text:list-item>
      </text:list>
      <text:p text:style-name="P6"/>
      <text:list text:style-name="L1">
        <text:list-item text:start-value="1">
          <text:p text:style-name="P5"><text:span text:style-name="T1">Tecniche per migliorare le prestazioni di I/O</text:span>:</text:p>
          <text:p text:style-name="P5">Le prestazioni si misurano tramite due parametri: <text:span text:style-name="T1">response time</text:span> e <text:span text:style-name="T1">throughput</text:span>.</text:p>
        </text:list-item>
        <text:list-item>
          <text:p text:style-name="P4"><text:span text:style-name="T1">Read caching</text:span>: consiste nel tenere in una memoria più veloce i dati LRU.</text:p>
          <text:p text:style-name="P4">Non porta benefici rilevanti se la chache supera il 4% della memoria.</text:p>
        </text:list-item>
        <text:list-item>
          <text:p text:style-name="P4"><text:span text:style-name="T1">Prefetching</text:span>: consiste nel prevedere e a caricare precedentemente i dati necessari.</text:p>
          <text:p text:style-name="P4">Sono importanti: accuratezza della previsione; costo; tempestività.</text:p>
          <text:p text:style-name="P4"><text:span text:style-name="T1">Large Fetch Unit</text:span>: vengono caricati dei blocchi precedenti e successivi a quello richiesto. Il problema è che si crea un response time penality, cioè il tempo di prefetching può ostacolare degli accessi utili.</text:p>
          <text:p text:style-name="P4">Si possono leggere comunque un certo numero di blocchi successivi (Read Ahead), oppure leggere solo se il disco non ha richieste (Preemptible Read Ahead): la soluzione migliore è una combinazione dei due approcci.</text:p>
        </text:list-item>
        <text:list-item>
          <text:p text:style-name="P4"><text:span text:style-name="T1">Write Buffering</text:span>: consiste nel mantenere i blocchi scritti in memoria prima di fare un destaging sulla memoria permanente. Per evitare perdita di dati la memoria dev'essere non volatile oppure trasferita su disco periodicamente.</text:p>
          <text:p text:style-name="P4">Il processo di destage inizia quando il numero di blocchi modificati è superiore alla soglia di high mark (0.8) e finisce quando si scende sotto il limite low mark (0.2).</text:p>
          <text:p text:style-name="P4">Il blocco scritto meno di recente viene scaricato (LRW) oppure</text:p>
          <text:p text:style-name="P4">è selezionata per il destage la traccia con più blocchi modificati.</text:p>
        </text:list-item>
      </text:list>
      <text:list text:style-name="L1">
        <text:list-item text:start-value="1">
          <text:p text:style-name="P5"><text:span text:style-name="T1">I dischi RAID</text:span><text:span text:style-name="T4"> (Redundant Arrays of Indipendent Disks)</text:span>:</text:p>
          <text:p text:style-name="P5">Si possono realizzare via software, hardware o ibridi.</text:p>
          <text:p text:style-name="P5"><text:span text:style-name="T1">Striping</text:span>: dati distribuiti in maniera trasparente all'utente su due dischi attraverso un algoritmo ciclico (round robin) per aumentare le performance.</text:p>
          <text:p text:style-name="P5">Grazie al parallelismo si riduce il tempo di coda e aumenta il trafert rate.</text:p>
          <text:p text:style-name="P5">E' detta unità di stripe la quantità di dati che vengono scritti su un solo disco.</text:p>
          <text:p text:style-name="P5"><text:span text:style-name="T1">Ridondanza</text:span>:</text:p>
          <text:p text:style-name="P5">cresce la probabilità di guasto =&gt; scrittura d'informazioni ridondanti =&gt; lentezza delle write.</text:p>
          <text:p text:style-name="P5">Quasi tutti i raid possono essere calssificati in base a:</text:p>
        </text:list-item>
        <text:list-item>
          <text:p text:style-name="P4">Granularità di interleaving dei dati (unità di stripe):</text:p>
        </text:list-item>
        <text:list-item>
          <text:p text:style-name="P7">fine grained: piccole unità.</text:p>
          <text:p text:style-name="P7">aumentano il trasfert rate ma si perde tempo in posizionamento.</text:p>
        </text:list-item>
        <text:list-item>
          <text:p text:style-name="P7">coarse grained: unità relativamente grandi. Richieste piccole possono essere eseguite concorrentemente, quelle grandi usano più dischi.</text:p>
        </text:list-item>
        <text:list-item>
          <text:p text:style-name="P4">Tipologia di ridondanza: su tutti i dischi o solo su alcuni?</text:p>
        </text:list-item>
      </text:list>
      <text:p text:style-name="P6"/>
      <text:list text:style-name="L1">
        <text:list-item text:start-value="1">
          <text:p text:style-name="P5"><text:span text:style-name="T1">Tipologie di RAID</text:span>:</text:p>
        </text:list-item>
        <text:list-item>
          <text:p text:style-name="P4">Level 0: striping, non c'è ridondanza.</text:p>
          <text:p text:style-name="P4">Massime prestazioni, costi minimi, scarsa affidabilità.</text:p>
        </text:list-item>
        <text:list-item>
          <text:p text:style-name="P4">Level 1: mirroring.</text:p>
          <text:p text:style-name="P4">Alte prestazioni, costi elevati.</text:p>
        </text:list-item>
        <text:list-item>
          <text:p text:style-name="P4">Level 0+1: prima striping, poi mirroring.</text:p>
        </text:list-item>
        <text:list-item>
          <text:p text:style-name="P4">Level 1+0: prima mirroring, poi striping.</text:p>
        </text:list-item>
        <text:list-item>
          <text:p text:style-name="P4">Level 2: bit interleaved parity (ma non usato perchè si basa su un'ipotesi sbagliata).</text:p>
          <text:p text:style-name="P4">Non si conosce qual'è il dato errato. Dischi ridondanti proporzionali al log dei dischi.</text:p>
        </text:list-item>
        <text:list-item>
          <text:p text:style-name="P4">Level 3: byte interleaved parity.</text:p>
          <text:p text:style-name="P4">Si conosce dov'è il guasto. Un solo disco dedicato alla parità, più dischi per i dati.</text:p>
        </text:list-item>
        <text:list-item>
          <text:p text:style-name="P4">Level 4: block interleaved parity.</text:p>
          <text:p text:style-name="P4">Come il livello 3 ma i dati sono gestiti a blocchi, non a byte.</text:p>
          <text:p text:style-name="P4">Si possono usare gli hot spares (dischi sostituibili a caldo).</text:p>
        </text:list-item>
        <text:list-item>
          <text:p text:style-name="P4">Level 5: block interleaver distributed parity.</text:p>
          <text:p text:style-name="P4">Massime prestazioni/affidabilità con minimi costi.</text:p>
          <text:p text:style-name="P4">I blocchi di parità sono distribuiti (no bottle neck) dunque c'è load balancing.</text:p>
        </text:list-item>
        <text:list-item>
          <text:p text:style-name="P4">Level 6:</text:p>
          <text:p text:style-name="P4">Estende Level 5 offrendo più tolleranza all'errore.</text:p>
          <text:p text:style-name="P4">Ci sono due sistemi di parità distribuiti (il che peggiora la scrittura)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1">
        <text:list-item text:start-value="1">
          <text:p text:style-name="P5"><text:span text:style-name="T1">Affidabilità</text:span>:</text:p>
        </text:list-item>
        <text:list-item>
          <text:p text:style-name="P4">MTBF = MTTF + MTTR = Mean Time Between Failures.</text:p>
        </text:list-item>
        <text:list-item>
          <text:p text:style-name="P4">MTTF = Mean Time To Failure.</text:p>
        </text:list-item>
        <text:list-item>
          <text:p text:style-name="P4">MTTR = Mean Time To Repair.</text:p>
        </text:list-item>
        <text:list-item>
          <text:p text:style-name="P4">Guasti HW: design failures, Infant Mortality, Random Failures, Wear Out;</text:p>
        </text:list-item>
        <text:list-item>
          <text:p text:style-name="P4">Guasti SW: gusati imprevisti difficilmente localizzabili.</text:p>
        </text:list-item>
        <text:list-item>
          <text:p text:style-name="P4">Una stima per il MTTR del software è il tempo necessario al suo riavvio.</text:p>
        </text:list-item>
        <text:list-item>
          <text:p text:style-name="P4">A = Availability = <draw:frame draw:style-name="fr1" draw:name="Oggetto11" text:anchor-type="as-char" svg:width="2.889cm" svg:height="0.997cm" draw:z-index="13"><draw:object xlink:href="./Object 11" xlink:type="simple" xlink:show="embed" xlink:actuate="onLoad"/><draw:image xlink:href="./ObjectReplacements/Object 11" xlink:type="simple" xlink:show="embed" xlink:actuate="onLoad"/></draw:frame>;</text:p>
        </text:list-item>
        <text:list-item>
          <text:p text:style-name="P4">R(t) = Reliability =<draw:frame draw:style-name="fr1" draw:name="Oggetto12" text:anchor-type="as-char" svg:width="1.686cm" svg:height="1.078cm" draw:z-index="14"><draw:object xlink:href="./Object 12" xlink:type="simple" xlink:show="embed" xlink:actuate="onLoad"/><draw:image xlink:href="./ObjectReplacements/Object 12" xlink:type="simple" xlink:show="embed" xlink:actuate="onLoad"/></draw:frame>con n(t) elementi in funzione all'istante t e n(0) = n<text:span text:style-name="T3">0</text:span>;</text:p>
          <text:p text:style-name="P4">detti X = istante di guasto dell'elemento; F(t) = P(X &lt; t); R(t) = 1 – F(t):</text:p>
          <text:p text:style-name="P4"><draw:frame draw:style-name="fr1" draw:name="Oggetto13" text:anchor-type="as-char" svg:width="12.063cm" svg:height="2.327cm" draw:z-index="15"><draw:object xlink:href="./Object 13" xlink:type="simple" xlink:show="embed" xlink:actuate="onLoad"/><draw:image xlink:href="./ObjectReplacements/Object 13" xlink:type="simple" xlink:show="embed" xlink:actuate="onLoad"/></draw:frame></text:p>
          <text:p text:style-name="P4">supponendo <draw:frame draw:style-name="fr1" draw:name="Oggetto14" text:anchor-type="as-char" svg:width="9.093cm" svg:height="1.101cm" draw:z-index="16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4">Affidabilità di un sistema con n comp. in parallelo: <draw:frame draw:style-name="fr1" draw:name="Oggetto15" text:anchor-type="as-char" svg:width="4.411cm" svg:height="1.138cm" draw:z-index="17"><draw:object xlink:href="./Object 15" xlink:type="simple" xlink:show="embed" xlink:actuate="onLoad"/><draw:image xlink:href="./ObjectReplacements/Object 15" xlink:type="simple" xlink:show="embed" xlink:actuate="onLoad"/></draw:frame></text:p>
        </text:list-item>
        <text:list-item>
          <text:p text:style-name="P4">Affidabilità di un sistema con n comp. in serie: <draw:frame draw:style-name="fr1" draw:name="Oggetto16" text:anchor-type="as-char" svg:width="2.992cm" svg:height="1.138cm" draw:z-index="18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4"><draw:frame draw:style-name="fr1" draw:name="Oggetto17" text:anchor-type="as-char" svg:width="6.435cm" svg:height="1.529cm" draw:z-index="19"><draw:object xlink:href="./Object 17" xlink:type="simple" xlink:show="embed" xlink:actuate="onLoad"/><draw:image xlink:href="./ObjectReplacements/Object 17" xlink:type="simple" xlink:show="embed" xlink:actuate="onLoad"/></draw:frame>, <draw:frame draw:style-name="fr1" draw:name="Oggetto18" text:anchor-type="as-char" svg:width="7.371cm" svg:height="0.997cm" draw:z-index="20"><draw:object xlink:href="./Object 18" xlink:type="simple" xlink:show="embed" xlink:actuate="onLoad"/><draw:image xlink:href="./ObjectReplacements/Object 18" xlink:type="simple" xlink:show="embed" xlink:actuate="onLoad"/></draw:frame></text:p>
        </text:list-item>
      </text:list>
      <text:p text:style-name="P8"/>
      <text:p text:style-name="P8"/>
      <text:list text:style-name="L1">
        <text:list-item text:start-value="1">
          <text:p text:style-name="P4">Misure dei guasti di un disco:</text:p>
          <text:p text:style-name="P4">MTTDLn = Mean Time To Data Loss = MTTF(un disco) / n;</text:p>
          <text:p text:style-name="P4">detto G = numero di dischi per gruppo di parità si sa che c'è Data Loss solo al secondo guasto nel gruppo: P(2ndGuasto) = <draw:frame draw:style-name="fr1" draw:name="Oggetto19" text:anchor-type="as-char" svg:width="5.216cm" svg:height="1.101cm" draw:z-index="5"><draw:object xlink:href="./Object 19" xlink:type="simple" xlink:show="embed" xlink:actuate="onLoad"/><draw:image xlink:href="./ObjectReplacements/Object 19" xlink:type="simple" xlink:show="embed" xlink:actuate="onLoad"/></draw:frame></text:p>
          <text:p text:style-name="P4">dunque <draw:frame draw:style-name="fr1" draw:name="Oggetto20" text:anchor-type="as-char" svg:width="6.719cm" svg:height="1.06cm" draw:z-index="6"><draw:object xlink:href="./Object 20" xlink:type="simple" xlink:show="embed" xlink:actuate="onLoad"/><draw:image xlink:href="./ObjectReplacements/Object 20" xlink:type="simple" xlink:show="embed" xlink:actuate="onLoad"/></draw:frame>e in generale</text:p>
          <text:p text:style-name="P4"><draw:frame draw:style-name="fr1" draw:name="Oggetto21" text:anchor-type="as-char" svg:width="7.77cm" svg:height="1.199cm" draw:z-index="11"><draw:object xlink:href="./Object 21" xlink:type="simple" xlink:show="embed" xlink:actuate="onLoad"/><draw:image xlink:href="./ObjectReplacements/Object 21" xlink:type="simple" xlink:show="embed" xlink:actuate="onLoad"/></draw:frame></text:p>
          <text:p text:style-name="P4">con r numero di dischi rotti per causare il guasto ed N = G*#(dischi per gruppo)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by <text:a xlink:type="simple" xlink:href="http://raymant.altervista.org/">rayma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Riccardo Tasso</meta:initial-creator>
    <meta:creation-date>2006-03-24T10:51:10</meta:creation-date>
    <dc:creator>Riccardo Tasso</dc:creator>
    <dc:date>2006-07-04T18:27:40</dc:date>
    <dc:language>it-IT</dc:language>
    <meta:editing-cycles>22</meta:editing-cycles>
    <meta:editing-duration>PT5H27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21" meta:page-count="4" meta:paragraph-count="113" meta:word-count="1143" meta:character-count="710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∑</math:mo>
        <math:mrow>
          <math:mi>i</math:mi>
          <math:mo math:stretchy="false">=</math:mo>
          <math:mi math:fontstyle="italic">reg</math:mi>
        </math:mrow>
        <math:mrow>
          <math:mi math:fontstyle="italic">dov</math:mi>
          <math:mi>'</math:mi>
          <math:mi>è</math:mi>
          <math:mi math:fontstyle="italic">il</math:mi>
          <math:mi math:fontstyle="italic">dato</math:mi>
        </math:mrow>
      </math:munderover>
      <math:mrow>
        <math:mi>p</math:mi>
        <math:mrow>
          <math:mrow>
            <math:mo math:stretchy="false"></math:mo>
            <math:mi>i</math:mi>
            <math:mo math:stretchy="false"></math:mo>
          </math:mrow>
          <math:mo math:stretchy="false">∗</math:mo>
          <math:mi>t</math:mi>
        </math:mrow>
        <math:mrow>
          <math:mo math:stretchy="false"></math:mo>
          <math:mi>i</math:mi>
          <math:mo math:stretchy="false"></math:mo>
        </math:mrow>
      </math:mrow>
    </math:mrow>
    <math:annotation math:encoding="StarMath 5.0">sum from {i = reg } to {dov'è il dato} {p(i)*t(i)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frac>
          <math:mi>s</math:mi>
          <math:mrow>
            <math:mo math:stretchy="false"></math:mo>
            <math:mrow>
              <math:mn>1</math:mn>
              <math:mi>–</math:mi>
              <math:mi math:fontstyle="italic">Xs</math:mi>
            </math:mrow>
            <math:mo math:stretchy="false"></math:mo>
          </math:mrow>
        </math:mfrac>
      </math:mrow>
      <math:mo math:stretchy="false">=</math:mo>
      <math:mfrac>
        <math:mi>s</math:mi>
        <math:mrow>
          <math:mo math:stretchy="false"></math:mo>
          <math:mrow>
            <math:mn>1</math:mn>
            <math:mo math:stretchy="false">−</math:mo>
            <math:mi>u</math:mi>
          </math:mrow>
          <math:mo math:stretchy="false"></math:mo>
        </math:mrow>
      </math:mfrac>
    </math:mrow>
    <math:annotation math:encoding="StarMath 5.0">r = s over {(1 – Xs)} = s over {(1 - u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i math:fontstyle="italic">MTTF</math:mi>
      <math:mrow>
        <math:mi math:fontstyle="italic">MTTF</math:mi>
        <math:mo math:stretchy="false"></math:mo>
        <math:mi math:fontstyle="italic">MTTR</math:mi>
      </math:mrow>
    </math:mfrac>
    <math:annotation math:encoding="StarMath 5.0">MTTF over {MTTF + MTTR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under>
        <math:mi>lim</math:mi>
        <math:mrow>
          <math:mi>n</math:mi>
          <math:mo math:stretchy="false"></math:mo>
          <math:mo math:stretchy="false">∞</math:mo>
        </math:mrow>
      </math:munder>
      <math:mfrac>
        <math:mrow>
          <math:mi>n</math:mi>
          <math:mrow>
            <math:mo math:stretchy="false"></math:mo>
            <math:mi>t</math:mi>
            <math:mo math:stretchy="false"></math:mo>
          </math:mrow>
        </math:mrow>
        <math:msub>
          <math:mi>n</math:mi>
          <math:mn>0</math:mn>
        </math:msub>
      </math:mfrac>
    </math:mrow>
    <math:annotation math:encoding="StarMath 5.0">lim from {n  rightarrow infinity} {{n(t)} over n_0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</math:mo>
          <math:mrow>
            <math:mrow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=</math:mo>
                <math:mrow>
                  <math:munder>
                    <math:mi>lim</math:mi>
                    <math:mrow>
                      <math:mo math:stretchy="false"></math:mo>
                      <math:mi>t</math:mi>
                      <math:mo math:stretchy="false"></math:mo>
                      <math:mn>0</math:mn>
                    </math:mrow>
                  </math:munder>
                  <math:mfrac>
                    <math:mrow>
                      <math:mi>P</math:mi>
                      <math:mfenced math:open="" math:close="">
                        <math:mrow>
                          <math:mrow>
                            <math:mi>X</math:mi>
                            <math:mo math:stretchy="false">∈</math:mo>
                            <math:mrow>
                              <math:mo math:stretchy="false"></math:mo>
                              <math:mrow>
                                <math:mi>t</math:mi>
                                <math:mi>,</math:mi>
                                <math:mrow>
                                  <math:mi>t</math:mi>
                                  <math:mo math:stretchy="false"></math:mo>
                                  <math:mo math:stretchy="false"></math:mo>
                                </math:mrow>
                                <math:mi>t</math:mi>
                              </math:mrow>
                              <math:mo math:stretchy="false"></math:mo>
                            </math:mrow>
                          </math:mrow>
                          <math:mtext>|</math:mtext>
                          <math:mrow>
                            <math:mi>X</math:mi>
                            <math:mo math:stretchy="false"></math:mo>
                            <math:mi>t</math:mi>
                          </math:mrow>
                        </math:mrow>
                      </math:mfenced>
                    </math:mrow>
                    <math:mrow>
                      <math:mo math:stretchy="false"></math:mo>
                      <math:mi>t</math:mi>
                    </math:mrow>
                  </math:mfrac>
                </math:mrow>
              </math:mrow>
              <math:mo math:stretchy="false">=</math:mo>
              <math:mrow>
                <math:munder>
                  <math:mi>lim</math:mi>
                  <math:mrow>
                    <math:mo math:stretchy="false"></math:mo>
                    <math:mi>t</math:mi>
                    <math:mo math:stretchy="false"></math:mo>
                    <math:mn>0</math:mn>
                  </math:mrow>
                </math:munder>
                <math:mfrac>
                  <math:mrow>
                    <math:mi>P</math:mi>
                    <math:mfenced math:open="" math:close="">
                      <math:mrow>
                        <math:mrow>
                          <math:mi>X</math:mi>
                          <math:mo math:stretchy="false">∈</math:mo>
                          <math:mrow>
                            <math:mrow>
                              <math:mo math:stretchy="false"></math:mo>
                              <math:mrow>
                                <math:mi>t</math:mi>
                                <math:mi>,</math:mi>
                                <math:mrow>
                                  <math:mi>t</math:mi>
                                  <math:mo math:stretchy="false"></math:mo>
                                  <math:mo math:stretchy="false"></math:mo>
                                </math:mrow>
                                <math:mi>t</math:mi>
                              </math:mrow>
                              <math:mo math:stretchy="false"></math:mo>
                            </math:mrow>
                            <math:mo math:stretchy="false">∩</math:mo>
                            <math:mi>X</math:mi>
                          </math:mrow>
                        </math:mrow>
                        <math:mo math:stretchy="false"></math:mo>
                        <math:mi>t</math:mi>
                      </math:mrow>
                    </math:mfenced>
                  </math:mrow>
                  <math:mrow>
                    <math:mo math:stretchy="false"></math:mo>
                    <math:mrow>
                      <math:mi>t</math:mi>
                      <math:mo math:stretchy="false">∗</math:mo>
                      <math:mi>P</math:mi>
                    </math:mrow>
                    <math:mrow>
                      <math:mo math:stretchy="false"></math:mo>
                      <math:mrow>
                        <math:mi>X</math:mi>
                        <math:mo math:stretchy="false"></math:mo>
                        <math:mi>t</math:mi>
                      </math:mrow>
                      <math:mo math:stretchy="false"></math:mo>
                    </math:mrow>
                  </math:mrow>
                </math:mfrac>
              </math:mrow>
            </math:mrow>
            <math:mo math:stretchy="false">=</math:mo>
            <math:mtext/>
          </math:mrow>
        </math:mrow>
      </math:mtr>
      <math:mtr>
        <math:mrow>
          <math:mrow>
            <math:mrow>
              <math:mrow>
                <math:mtext/>
                <math:mo math:stretchy="false">=</math:mo>
                <math:mrow>
                  <math:munder>
                    <math:mi>lim</math:mi>
                    <math:mrow>
                      <math:mo math:stretchy="false"></math:mo>
                      <math:mi>t</math:mi>
                      <math:mo math:stretchy="false"></math:mo>
                      <math:mn>0</math:mn>
                    </math:mrow>
                  </math:munder>
                  <math:mfrac>
                    <math:mrow>
                      <math:mi>P</math:mi>
                      <math:mfenced math:open="" math:close="">
                        <math:mrow>
                          <math:mi>X</math:mi>
                          <math:mo math:stretchy="false">∈</math:mo>
                          <math:mrow>
                            <math:mo math:stretchy="false"></math:mo>
                            <math:mrow>
                              <math:mi>t</math:mi>
                              <math:mi>,</math:mi>
                              <math:mrow>
                                <math:mi>t</math:mi>
                                <math:mo math:stretchy="false"></math:mo>
                                <math:mo math:stretchy="false"></math:mo>
                              </math:mrow>
                              <math:mi>t</math:mi>
                            </math:mrow>
                            <math:mo math:stretchy="false"></math:mo>
                          </math:mrow>
                        </math:mrow>
                      </math:mfenced>
                    </math:mrow>
                    <math:mrow>
                      <math:mo math:stretchy="false"></math:mo>
                      <math:mrow>
                        <math:mi>t</math:mi>
                        <math:mo math:stretchy="false">∗</math:mo>
                        <math:mrow>
                          <math:mo math:stretchy="false"></math:mo>
                          <math:mrow>
                            <math:mrow>
                              <math:mn>1</math:mn>
                              <math:mo math:stretchy="false">−</math:mo>
                              <math:mi>F</math:mi>
                            </math:mrow>
                            <math:mrow>
                              <math:mo math:stretchy="false"></math:mo>
                              <math:mi>t</math:mi>
                              <math:mo math:stretchy="false"></math:mo>
                            </math:mrow>
                          </math:mrow>
                          <math:mo math:stretchy="false"></math:mo>
                        </math:mrow>
                      </math:mrow>
                    </math:mrow>
                  </math:mfrac>
                </math:mrow>
              </math:mrow>
              <math:mo math:stretchy="false">=</math:mo>
              <math:mfrac>
                <math:mrow>
                  <math:mi>F</math:mi>
                  <math:mrow>
                    <math:mo math:stretchy="false"></math:mo>
                    <math:mi>t</math:mi>
                    <math:mo math:stretchy="false"></math:mo>
                  </math:mrow>
                </math:mrow>
                <math:mrow>
                  <math:mi>R</math:mi>
                  <math:mrow>
                    <math:mo math:stretchy="false"></math:mo>
                    <math:mi>t</math:mi>
                    <math:mo math:stretchy="false"></math:mo>
                  </math:mrow>
                </math:mrow>
              </math:mfrac>
            </math:mrow>
            <math:mo math:stretchy="false">=</math:mo>
            <math:mrow>
              <math:mo math:stretchy="false">−</math:mo>
              <math:mfrac>
                <math:mrow>
                  <math:mi math:fontstyle="italic">dR</math:mi>
                  <math:mrow>
                    <math:mo math:stretchy="false"></math:mo>
                    <math:mi>t</math:mi>
                    <math:mo math:stretchy="false"></math:mo>
                  </math:mrow>
                </math:mrow>
                <math:mrow>
                  <math:mi>R</math:mi>
                  <math:mrow>
                    <math:mo math:stretchy="false"></math:mo>
                    <math:mi>t</math:mi>
                    <math:mo math:stretchy="false"></math:mo>
                  </math:mrow>
                  <math:mi math:fontstyle="italic">dt</math:mi>
                </math:mrow>
              </math:mfrac>
            </math:mrow>
          </math:mrow>
          <math:mo math:stretchy="false">=</math:mo>
          <math:mtext>failure rate in t.</math:mtext>
        </math:mrow>
      </math:mtr>
    </math:mtable>
    <math:annotation math:encoding="StarMath 5.0">%lambda(t) = lim from {%DELTA t rightarrow 0} {{P left ( {X in (t, t+ %DELTA t) "|" X &gt; t  } right ) } over {%DELTA t}} = lim from {%DELTA t rightarrow 0} {{P left ( {X in (t, t+ %DELTA t) intersection  X &gt; t  } right ) } over {%DELTA t * P(X&gt;t)}} = "" newline "" = lim from {%DELTA t rightarrow 0} {{P left ( {X in (t, t+ %DELTA t)} right ) } over {%DELTA t * (1-F(t))}} = {F(t)} over {R(t)} = - {{dR(t)} over {R(t) dt}} = "failure rate in t."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</math:mo>
          <math:mi>t</math:mi>
          <math:mo math:stretchy="false"></math:mo>
        </math:mrow>
        <math:mo math:stretchy="false">=</math:mo>
        <math:mn>1</math:mn>
      </math:mrow>
      <math:mi>–</math:mi>
      <math:mrow>
        <math:msup>
          <math:mi>e</math:mi>
          <math:mrow>
            <math:mo math:stretchy="false">−</math:mo>
            <math:mfrac>
              <math:mi>t</math:mi>
              <math:mi math:fontstyle="italic">MTTF</math:mi>
            </math:mfrac>
          </math:mrow>
        </math:msup>
        <math:mo math:stretchy="false">≃</math:mo>
        <math:mfrac>
          <math:mi>t</math:mi>
          <math:mi math:fontstyle="italic">MTTF</math:mi>
        </math:mfrac>
      </math:mrow>
      <math:mtext> se </math:mtext>
      <math:mi>F</math:mi>
      <math:mrow>
        <math:mrow>
          <math:mo math:stretchy="false"></math:mo>
          <math:mi>t</math:mi>
          <math:mo math:stretchy="false"></math:mo>
        </math:mrow>
        <math:mo math:stretchy="false">≪</math:mo>
        <math:mn>1</math:mn>
      </math:mrow>
      <math:mo math:stretchy="false">⇒</math:mo>
      <math:mrow>
        <math:mo math:stretchy="false"></math:mo>
        <math:mo math:stretchy="false">=</math:mo>
        <math:mfrac>
          <math:mn>1</math:mn>
          <math:mi math:fontstyle="italic">MTTF</math:mi>
        </math:mfrac>
      </math:mrow>
    </math:mrow>
    <math:annotation math:encoding="StarMath 5.0">F(t) = 1 – e^{- {{t} over {MTTF}}}  simeq t over MTTF " se " F(t) &lt;&lt; 1  drarrow %lambda = 1 over MTTF 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S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row>
          <math:mn>1</math:mn>
          <math:mo math:stretchy="false">−</math:mo>
          <math:mrow>
            <math:munderover>
              <math:mo math:stretchy="false">∏</math:mo>
              <math:mrow>
                <math:mi>i</math:mi>
                <math:mo math:stretchy="false">=</math:mo>
                <math:mn>0</math:mn>
              </math:mrow>
              <math:mi>n</math:mi>
            </math:munderover>
            <math:mrow>
              <math:mo math:stretchy="false"></math:mo>
              <math:mrow>
                <math:mn>1</math:mn>
                <math:mo math:stretchy="false">−</math:mo>
                <math:mrow>
                  <math:msub>
                    <math:mi>R</math:mi>
                    <math:mi>i</math:mi>
                  </math:msub>
                  <math:mrow>
                    <math:mo math:stretchy="false"></math:mo>
                    <math:mi>t</math:mi>
                    <math:mo math:stretchy="false"></math:mo>
                  </math:mrow>
                </math:mrow>
              </math:mrow>
              <math:mo math:stretchy="false"></math:mo>
            </math:mrow>
          </math:mrow>
        </math:mrow>
      </math:mrow>
    </math:mrow>
    <math:annotation math:encoding="StarMath 5.0">R_S (t) = 1- prod from{i = 0} to{n} (1 - {R_i (t)}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S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row>
          <math:munderover>
            <math:mo math:stretchy="false">∏</math:mo>
            <math:mrow>
              <math:mi>i</math:mi>
              <math:mo math:stretchy="false">=</math:mo>
              <math:mn>0</math:mn>
            </math:mrow>
            <math:mi>n</math:mi>
          </math:munderover>
          <math:mrow>
            <math:msub>
              <math:mi>R</math:mi>
              <math:mi>i</math:mi>
            </math:msub>
            <math:mrow>
              <math:mo math:stretchy="false"></math:mo>
              <math:mi>t</math:mi>
              <math:mo math:stretchy="false"></math:mo>
            </math:mrow>
          </math:mrow>
        </math:mrow>
      </math:mrow>
    </math:mrow>
    <math:annotation math:encoding="StarMath 5.0">R_S (t) = prod from{i = 0} to{n} {R_i (t)} 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MMTF</math:mi>
        <math:mi math:fontstyle="italic">SERIE</math:mi>
      </math:msub>
      <math:mo math:stretchy="false">=</math:mo>
      <math:mfrac>
        <math:mn>1</math:mn>
        <math:mrow>
          <math:mrow>
            <math:mfrac>
              <math:mn>1</math:mn>
              <math:mi math:fontstyle="italic">MTTF1</math:mi>
            </math:mfrac>
            <math:mo math:stretchy="false"></math:mo>
            <math:mn>...</math:mn>
          </math:mrow>
          <math:mo math:stretchy="false"></math:mo>
          <math:mfrac>
            <math:mn>1</math:mn>
            <math:mi math:fontstyle="italic">MTTFn</math:mi>
          </math:mfrac>
        </math:mrow>
      </math:mfrac>
    </math:mrow>
    <math:annotation math:encoding="StarMath 5.0">MMTF_{SERIE} = 1 over {1 over MTTF1 + ... + 1 over MTTFn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MTTF</math:mi>
          <math:mi math:fontstyle="italic">PARALLELO</math:mi>
        </math:msub>
        <math:mo math:stretchy="false">=</math:mo>
        <math:mi math:fontstyle="italic">MTTF</math:mi>
      </math:mrow>
      <math:mrow>
        <math:mo math:stretchy="false"></math:mo>
        <math:mrow>
          <math:mrow>
            <math:mrow>
              <math:mfrac>
                <math:mn>1</math:mn>
                <math:mi>n</math:mi>
              </math:mfrac>
              <math:mo math:stretchy="false"></math:mo>
              <math:mfrac>
                <math:mn>1</math:mn>
                <math:mrow>
                  <math:mi>n</math:mi>
                  <math:mo math:stretchy="false">−</math:mo>
                  <math:mn>1</math:mn>
                </math:mrow>
              </math:mfrac>
            </math:mrow>
            <math:mo math:stretchy="false"></math:mo>
            <math:mn>...</math:mn>
          </math:mrow>
          <math:mo math:stretchy="false"></math:mo>
          <math:mn>1</math:mn>
        </math:mrow>
        <math:mo math:stretchy="false"></math:mo>
      </math:mrow>
    </math:mrow>
    <math:annotation math:encoding="StarMath 5.0">MTTF_{PARALLELO} = MTTF(1 over n + 1 over {n-1} + ... + 1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n>1</math:mn>
      <math:mi>–</math:mi>
      <math:mrow>
        <math:msup>
          <math:mi>e</math:mi>
          <math:mrow>
            <math:mrow>
              <math:mo math:stretchy="false">−</math:mo>
              <math:mfrac>
                <math:mi math:fontstyle="italic">MTTR</math:mi>
                <math:mi math:fontstyle="italic">MTTF</math:mi>
              </math:mfrac>
            </math:mrow>
            <math:mrow>
              <math:mi>G</math:mi>
              <math:mo math:stretchy="false">−</math:mo>
              <math:mn>1</math:mn>
            </math:mrow>
          </math:mrow>
        </math:msup>
        <math:mo math:stretchy="false">=</math:mo>
        <math:mfrac>
          <math:mrow>
            <math:mi math:fontstyle="italic">MTTR</math:mi>
            <math:mrow>
              <math:mo math:stretchy="false"></math:mo>
              <math:mrow>
                <math:mi>G</math:mi>
                <math:mo math:stretchy="false">−</math:mo>
                <math:mn>1</math:mn>
              </math:mrow>
              <math:mo math:stretchy="false"></math:mo>
            </math:mrow>
          </math:mrow>
          <math:mi math:fontstyle="italic">MTTF</math:mi>
        </math:mfrac>
      </math:mrow>
    </math:mrow>
    <math:annotation math:encoding="StarMath 5.0">1 – e^{-{{MTTR} over {MTTF}}{G-1}} = { MTTR(G-1) } over {MTTF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=</math:mo>
        <math:mfrac>
          <math:mo math:stretchy="false"></math:mo>
          <math:mi math:fontstyle="italic">M1</math:mi>
        </math:mfrac>
      </math:mrow>
      <math:mo math:stretchy="false">=</math:mo>
      <math:mfrac>
        <math:mi math:fontstyle="italic">stdDev</math:mi>
        <math:mi math:fontstyle="italic">M1</math:mi>
      </math:mfrac>
    </math:mrow>
    <math:annotation math:encoding="StarMath 5.0">C = %lambda over M1 = stdDev over M1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MTTF</math:mi>
          <math:mi math:fontstyle="italic">Gruppo</math:mi>
        </math:msub>
        <math:mo math:stretchy="false">=</math:mo>
        <math:mfrac>
          <math:msub>
            <math:mi math:fontstyle="italic">MTTF</math:mi>
            <math:mi math:fontstyle="italic">disco</math:mi>
          </math:msub>
          <math:mi>G</math:mi>
        </math:mfrac>
      </math:mrow>
      <math:mfrac>
        <math:mrow>
          <math:mi math:fontstyle="italic">MTTR</math:mi>
          <math:mrow>
            <math:mo math:stretchy="false"></math:mo>
            <math:mrow>
              <math:mi>G</math:mi>
              <math:mo math:stretchy="false">−</math:mo>
              <math:mn>1</math:mn>
            </math:mrow>
            <math:mo math:stretchy="false"></math:mo>
          </math:mrow>
        </math:mrow>
        <math:mi math:fontstyle="italic">MTTF</math:mi>
      </math:mfrac>
    </math:mrow>
    <math:annotation math:encoding="StarMath 5.0">MTTF_{Gruppo} = MTTF_{disco} over G  { MTTR(G-1) } over {MTTF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MTTF</math:mi>
        <math:mi math:fontstyle="italic">Array</math:mi>
      </math:msub>
      <math:mo math:stretchy="false">=</math:mo>
      <math:mfrac>
        <math:msubsup>
          <math:mi math:fontstyle="italic">MTTF</math:mi>
          <math:mi math:fontstyle="italic">disco</math:mi>
          <math:mi>r</math:mi>
        </math:msubsup>
        <math:mrow>
          <math:mi>N</math:mi>
          <math:mrow>
            <math:mo math:stretchy="false"></math:mo>
            <math:mrow>
              <math:mi>G</math:mi>
              <math:mo math:stretchy="false">−</math:mo>
              <math:mn>1</math:mn>
            </math:mrow>
            <math:mo math:stretchy="false"></math:mo>
          </math:mrow>
          <math:mn>...</math:mn>
          <math:mrow>
            <math:mo math:stretchy="false"></math:mo>
            <math:mrow>
              <math:mrow>
                <math:mi>G</math:mi>
                <math:mo math:stretchy="false">−</math:mo>
                <math:mi>r</math:mi>
              </math:mrow>
              <math:mo math:stretchy="false"></math:mo>
              <math:mn>1</math:mn>
            </math:mrow>
            <math:mo math:stretchy="false"></math:mo>
          </math:mrow>
          <math:msup>
            <math:mi math:fontstyle="italic">MTTR</math:mi>
            <math:mrow>
              <math:mi>r</math:mi>
              <math:mo math:stretchy="false">−</math:mo>
              <math:mn>1</math:mn>
            </math:mrow>
          </math:msup>
        </math:mrow>
      </math:mfrac>
    </math:mrow>
    <math:annotation math:encoding="StarMath 5.0">MTTF_{Array} = MTTF_{disco}^r over {N (G-1)...(G-r+1) MTTR^{r-1}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M1</math:mi>
        <math:mo math:stretchy="false">=</math:mo>
        <math:mfrac>
          <math:mrow>
            <math:mo math:stretchy="false"></math:mo>
            <math:mrow>
              <math:mi>b</math:mi>
              <math:mo math:stretchy="false"></math:mo>
              <math:mi>a</math:mi>
            </math:mrow>
            <math:mo math:stretchy="false"></math:mo>
          </math:mrow>
          <math:mn>2</math:mn>
        </math:mfrac>
      </math:mrow>
      <math:mi>;</math:mi>
      <math:mrow>
        <math:mi math:fontstyle="italic">M2</math:mi>
        <math:mo math:stretchy="false">=</math:mo>
        <math:msub>
          <math:mi math:fontstyle="italic">freq</math:mi>
          <math:mi math:fontstyle="italic">seek</math:mi>
        </math:msub>
      </math:mrow>
      <math:mfrac>
        <math:mrow>
          <math:mo math:stretchy="false"></math:mo>
          <math:mrow>
            <math:mrow>
              <math:msup>
                <math:mi>b</math:mi>
                <math:mn>2</math:mn>
              </math:msup>
              <math:mo math:stretchy="false"></math:mo>
              <math:mi math:fontstyle="italic">ab</math:mi>
            </math:mrow>
            <math:mo math:stretchy="false"></math:mo>
            <math:msup>
              <math:mi>a</math:mi>
              <math:mn>2</math:mn>
            </math:msup>
          </math:mrow>
          <math:mo math:stretchy="false"></math:mo>
        </math:mrow>
        <math:mn>3</math:mn>
      </math:mfrac>
      <math:mi>;</math:mi>
      <math:mrow>
        <math:mrow>
          <math:msup>
            <math:mo math:stretchy="false"></math:mo>
            <math:mn>2</math:mn>
          </math:msup>
          <math:mo math:stretchy="false">=</math:mo>
          <math:mrow>
            <math:mi math:fontstyle="italic">M2</math:mi>
            <math:mo math:stretchy="false">−</math:mo>
            <math:msup>
              <math:mi math:fontstyle="italic">M1</math:mi>
              <math:mn>2</math:mn>
            </math:msup>
          </math:mrow>
        </math:mrow>
        <math:mo math:stretchy="false">=</math:mo>
        <math:mfrac>
          <math:msup>
            <math:mrow>
              <math:mo math:stretchy="false"></math:mo>
              <math:mrow>
                <math:mi>b</math:mi>
                <math:mo math:stretchy="false">−</math:mo>
                <math:mi>a</math:mi>
              </math:mrow>
              <math:mo math:stretchy="false"></math:mo>
            </math:mrow>
            <math:mn>2</math:mn>
          </math:msup>
          <math:mn>12</math:mn>
        </math:mfrac>
      </math:mrow>
    </math:mrow>
    <math:annotation math:encoding="StarMath 5.0">M1 = (b+a) over 2; M2 = freq_{seek}(b^2 + ab + a^2) over 3; %lambda^2 = M2 - M1^2 = (b-a)^2 over 1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X</math:mi>
          <math:mo math:stretchy="false">=</math:mo>
          <math:mfrac>
            <math:msub>
              <math:mi>L</math:mi>
              <math:mi>q</math:mi>
            </math:msub>
            <math:mi>r</math:mi>
          </math:mfrac>
        </math:mrow>
        <math:mo math:stretchy="false">=</math:mo>
        <math:mfrac>
          <math:msub>
            <math:mi>L</math:mi>
            <math:mi>w</math:mi>
          </math:msub>
          <math:mi>w</math:mi>
        </math:mfrac>
      </math:mrow>
      <math:mo math:stretchy="false">=</math:mo>
      <math:mfrac>
        <math:mi>u</math:mi>
        <math:mi>s</math:mi>
      </math:mfrac>
    </math:mrow>
    <math:annotation math:encoding="StarMath 5.0">X = L_q over r = L_w over w = u over s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u</math:mi>
      <math:mo math:stretchy="false"></math:mo>
      <math:msub>
        <math:mi>L</math:mi>
        <math:mi>w</math:mi>
      </math:msub>
    </math:mrow>
    <math:annotation math:encoding="StarMath 5.0">u + L_w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</math:mo>
      <math:mi>w</math:mi>
    </math:mrow>
    <math:annotation math:encoding="StarMath 5.0">s + w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∗</math:mo>
      <math:mi>X</math:mi>
    </math:mrow>
    <math:annotation math:encoding="StarMath 5.0">s*X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L</math:mi>
      <math:mi>w</math:mi>
    </math:msub>
    <math:annotation math:encoding="StarMath 5.0">L_w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L</math:mi>
      <math:mi>q</math:mi>
    </math:msub>
    <math:annotation math:encoding="StarMath 5.0">L_q</math:annotation>
  </math:semantics>
</math:math>
</file>